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5983b0" loext:opacity="100%" style:font-name="Calibri" fo:font-size="8pt" officeooo:rsid="0020b864" officeooo:paragraph-rsid="0020b864" style:font-size-asian="8pt" style:font-size-complex="8pt"/>
    </style:style>
    <style:style style:name="P2" style:family="paragraph" style:parent-style-name="Footer">
      <style:text-properties fo:color="#5983b0" loext:opacity="100%" style:font-name="Calibri" fo:font-size="8pt" officeooo:rsid="0020b864" officeooo:paragraph-rsid="0020b864" style:font-size-asian="7pt" style:font-size-complex="8pt"/>
    </style:style>
    <style:style style:name="P3" style:family="paragraph" style:parent-style-name="Text_20_body">
      <style:text-properties officeooo:paragraph-rsid="0020b864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a933" loext:opacity="100%" style:font-name="Calibri" fo:font-size="13pt" officeooo:rsid="0020b864" officeooo:paragraph-rsid="0020b864" style:font-size-asian="11.3500003814697pt" style:font-size-complex="13pt"/>
    </style:style>
    <style:style style:name="P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style:text-underline-style="solid" style:text-underline-width="auto" style:text-underline-color="font-color" officeooo:rsid="0020b864" officeooo:paragraph-rsid="0020b864" style:font-size-asian="11.3500003814697pt" style:font-size-complex="13pt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Text_20_body">
      <style:text-properties fo:color="#81d41a" loext:opacity="100%" style:font-name="Calibri" fo:font-weight="normal" officeooo:rsid="0020b864" style:font-weight-asian="normal" style:font-weight-complex="normal"/>
    </style:style>
    <style:style style:name="P8" style:family="paragraph" style:parent-style-name="Heading_20_1">
      <style:text-properties fo:color="#81d41a" loext:opacity="100%" style:font-name="Calibri" fo:font-weight="normal" officeooo:rsid="0020b864" officeooo:paragraph-rsid="0020b864" style:font-weight-asian="normal" style:font-weight-complex="normal"/>
    </style:style>
    <style:style style:name="P9" style:family="paragraph" style:parent-style-name="Heading_20_1">
      <style:text-properties fo:color="#81d41a" loext:opacity="100%" style:font-name="Calibri" fo:font-weight="normal" officeooo:rsid="0020b864" style:font-weight-asian="normal" style:font-weight-complex="normal"/>
    </style:style>
    <style:style style:name="P10" style:family="paragraph" style:parent-style-name="Heading_20_1">
      <style:text-properties fo:color="#81d41a" loext:opacity="100%" style:font-name="Calibri" fo:font-weight="normal" officeooo:rsid="002abe61" officeooo:paragraph-rsid="002abe61" style:font-weight-asian="normal" style:font-weight-complex="normal"/>
    </style:style>
    <style:style style:name="P11" style:family="paragraph" style:parent-style-name="Heading_20_1">
      <style:text-properties fo:color="#000000" loext:opacity="100%" style:font-name="Calibri" fo:font-size="12pt" fo:font-weight="normal" officeooo:rsid="0020b864" style:font-size-asian="10.5pt" style:font-weight-asian="normal" style:font-size-complex="12pt" style:font-weight-complex="normal"/>
    </style:style>
    <style:style style:name="P12" style:family="paragraph" style:parent-style-name="Heading_20_1">
      <style:text-properties fo:color="#5b277d" loext:opacity="100%" style:font-name="Calibri" fo:font-size="13pt" officeooo:paragraph-rsid="0021c7fe" style:font-size-asian="13pt" style:font-size-complex="13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100%" fo:text-align="start" style:justify-single-word="false"/>
      <style:text-properties fo:color="#000000" loext:opacity="100%" style:font-name="Calibri" fo:font-size="11pt" officeooo:rsid="001ff68e" officeooo:paragraph-rsid="001ff68e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style:text-underline-style="solid" style:text-underline-width="auto" style:text-underline-color="font-color" officeooo:rsid="0020b864" officeooo:paragraph-rsid="0029349e" style:font-size-asian="11.3500003814697pt" style:font-size-complex="13pt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style:text-underline-style="solid" style:text-underline-width="auto" style:text-underline-color="font-color" officeooo:rsid="0029349e" officeooo:paragraph-rsid="0029349e" style:font-size-asian="11.3500003814697pt" style:font-size-complex="13pt"/>
    </style:style>
    <style:style style:name="P16" style:family="paragraph" style:parent-style-name="Text_20_body">
      <style:text-properties fo:color="#000000" loext:opacity="100%" style:font-name="Calibri" fo:font-size="12pt" fo:font-weight="normal" officeooo:rsid="0020b864" officeooo:paragraph-rsid="0020b864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Calibri" officeooo:paragraph-rsid="0020b864"/>
    </style:style>
    <style:style style:name="P18" style:family="paragraph" style:parent-style-name="Text_20_body">
      <style:text-properties style:font-name="Calibri"/>
    </style:style>
    <style:style style:name="T1" style:family="text">
      <style:text-properties fo:font-style="normal" fo:font-weight="normal" fo:background-color="transparent" loext:char-shading-value="0" loext:padding="0cm" loext:border="none"/>
    </style:style>
    <style:style style:name="T2" style:family="text">
      <style:text-properties fo:font-style="normal" fo:font-weight="normal" officeooo:rsid="001ff68e" fo:background-color="transparent" loext:char-shading-value="0" loext:padding="0cm" loext:border="none"/>
    </style:style>
    <style:style style:name="T3" style:family="text">
      <style:text-properties fo:font-style="normal" style:text-underline-style="none" fo:font-weight="normal" officeooo:rsid="001ff68e" fo:background-color="transparent" loext:char-shading-value="0" loext:padding="0cm" loext:border="none"/>
    </style:style>
    <style:style style:name="T4" style:family="text">
      <style:text-properties officeooo:rsid="0029349e"/>
    </style:style>
    <style:style style:name="T5" style:family="text">
      <style:text-properties officeooo:rsid="002abe61"/>
    </style:style>
    <style:style style:name="T6" style:family="text">
      <style:text-properties officeooo:rsid="002c09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Índice</text:h>
      <text:p text:style-name="P6"><text:a xlink:type="simple" xlink:href="#1.Apache: Aplicaciones, Módulos y Comandos|outline" text:style-name="Internet_20_link" text:visited-style-name="Visited_20_Internet_20_Link"><text:span text:style-name="T6">Apache: Aplicaciones, Módulos y Comandos……………………………………………………………………………….2-3</text:span></text:a></text:p>
      <text:p text:style-name="P16"/>
      <text:h text:style-name="P11" text:outline-level="1" text:is-list-header="true"/>
      <text:h text:style-name="P9" text:outline-level="1" text:is-list-header="true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" text:outline-level="1" text:is-list-header="true"><text:soft-page-break/>Apache: Aplicaciones, Módulos y Comandos</text:h>
      <text:p text:style-name="P5">1. <text:span text:style-name="T5">Aplicaciones que usan APACHE</text:span></text:p>
      <text:p text:style-name="P4"/>
      <text:p text:style-name="P6"><text:span text:style-name="T2">Una aplicación Web es proporcionada por un servidor Web y utilizada por usuarios que se </text:span><text:span text:style-name="T3">conectan</text:span><text:span text:style-name="T2"> desde cualquier punto vía clientes Web (browsers o navegadores). La arquitectura de un Sitio Web tiene tres componentes principales:</text:span></text:p>
      <text:p text:style-name="P6"><text:span text:style-name="T2">·U</text:span><text:span text:style-name="T1">n servidor Web</text:span></text:p>
      <text:p text:style-name="P6"><text:span text:style-name="T2">·</text:span><text:span text:style-name="T1">Una conexión de red</text:span></text:p>
      <text:p text:style-name="P6"><text:span text:style-name="T2">·</text:span><text:span text:style-name="T1">Uno o más clientes</text:span></text:p>
      <text:p text:style-name="P6">El servidor Web distribuye páginas de información formateada a los clientes que las solicitan. Los <text:s/>requerimientos son hechos a través de una conexión de red, y para ello se usa el protocolo HTTP. Una vez que se solicita esta petición mediante el protocolo HTTP y la recibe el servidor Web, éste localiza la página Web en su sistema de archivos y la envía de vuelta al navegador que la solicitó.</text:p>
      <text:p text:style-name="P15">2.Módulos</text:p>
      <text:p text:style-name="P13"/>
      <text:p text:style-name="P6">Módulos SSL: permite implementar el protocolo de seguridad</text:p>
      <text:p text:style-name="P6">Módulos LDAP: permita la validacion con el servicio de directorio</text:p>
      <text:p text:style-name="P6">Módulos PHP :se puede ejecutar en PHP</text:p>
      <text:p text:style-name="P6">Módulos UserDir: permite que todos los usuarios <text:s/>tengan una pagina web en su pagina personal </text:p>
      <text:p text:style-name="P6">Módulos Security: permite bloquear contenido sobre la base de datos</text:p>
      <text:p text:style-name="P6">Módulos proxy: el apache se combierte un proxy inverso</text:p>
      <text:p text:style-name="P13"/>
      <text:p text:style-name="P14"><text:span text:style-name="T4">3</text:span>. <text:span text:style-name="T4">Comandos</text:span></text:p>
      <text:p text:style-name="P14"/>
      <text:p text:style-name="P6">apachectl -M</text:p>
      <text:p text:style-name="P6">apachectl -t -d DUMP_MODULES</text:p>
      <text:p text:style-name="P6">ps -ylC apache2(consumo de memoria)</text:p>
      <text:p text:style-name="P6">ps -ylC apache2 | awk '{x += $8;y += 1} END {print "Apache Memory Usage (MB): "x/1024; print "Average Proccess Size (MB):</text:p>
      <text:p text:style-name="P6">"x/((y-1)*1024)}'( calcular el consumo total de memoria)</text:p>
      <text:p text:style-name="P6">ls /usr/lib/apache2/modules (Buscar)</text:p>
      <text:p text:style-name="P6">a2enmod nombre_módulo sin extensión #a2enmod userdir(activar)</text:p>
      <text:p text:style-name="P6">a2dismod nombre_módulo sin extensión #a2dismod userdir(desactivar)</text:p>
      <text:p text:style-name="P6"><text:soft-page-break/>ln -s /etc/apache2/mods-avaliable/userdir.load /etc/apache2/mods-enabled/userdir.load (enlace simbólico)</text:p>
      <text:p text:style-name="P6">apache2 -l (Enseñar los módulos de apache)</text:p>
      <text:p text:style-name="P6">rm -f /etc/apache2/mods-enabled/userdir.* (Eliminar)</text:p>
      <text:p text:style-name="P6">sudo apt-cache search libapache2-mod (mostrar paquetes disponibles</text:p>
      <text:p text:style-name="P6">sudo a2enmod userdir (Habilitar el módulo userdir)</text:p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5983b0" loext:opacity="100%" style:font-name="Calibri" fo:font-size="8pt" officeooo:rsid="0020b864" officeooo:paragraph-rsid="0020b864" style:font-size-asian="8pt" style:font-size-complex="8pt"/>
    </style:style>
    <style:style style:name="MP2" style:family="paragraph" style:parent-style-name="Footer">
      <style:text-properties fo:color="#5983b0" loext:opacity="100%" style:font-name="Calibri" fo:font-size="8pt" officeooo:rsid="0020b864" officeooo:paragraph-rsid="0020b864" style:font-size-asian="7pt" style:font-size-complex="8pt"/>
    </style:style>
    <style:style style:name="MT1" style:family="text">
      <style:text-properties officeooo:rsid="002c099b"/>
    </style:style>
    <style:style style:name="MT2" style:family="text">
      <style:text-properties officeooo:rsid="002934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jo <text:span text:style-name="MT1">201</text:span> DAW</text:p>
      </style:header>
      <style:footer>
        <text:p text:style-name="MP2">Alumno: Stephano Burgos Perea<text:tab/><text:tab/><text:span text:style-name="MT2">8/</text:span>1<text:span text:style-name="MT2">2</text:span>/2022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0:07:31.649000000</meta:creation-date>
    <dc:date>2022-12-12T09:00:23.236000000</dc:date>
    <meta:editing-duration>PT1H36M21S</meta:editing-duration>
    <meta:editing-cycles>11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32" meta:word-count="288" meta:character-count="2008" meta:non-whitespace-character-count="1748"/>
  </office:meta>
</office:document-meta>
</file>